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style>
    <style:style style:name="T1" style:family="text">
      <style:text-properties fo:background-color="#ff0000"/>
    </style:style>
    <style:style style:name="Sect1" style:family="section">
      <style:section-properties fo:background-color="#e6e6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Section: 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He heard quiet steps behind him. That didn't bode well. Who could be following him this late at night and in this deadbeat part of town? And at this particular moment, just after he pulled off the big time and was making off with the greenbacks.</text:p>
        <text:p text:style-name="P1">Widows &amp; orphans He heard quiet steps behind him. That didn't bode well. Who could be following him this late at night and in this deadbeat part of town? And at this particular moment, just after he <text:soft-page-break/>pulled off <text:span text:style-name="T1">!!!If you delete this marked text, the next paragraph will be moved to the third page. This is wrong.!</text:span></text:p>
        <text:p text:style-name="Standard">Moved paragraph</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3$Build-9292
  </meta:generator>
    <meta:creation-date>2008-10-01T09:53:44</meta:creation-date>
    <dc:date>2008-10-06T14:49:25</dc:date>
    <meta:editing-cycles>4</meta:editing-cycles>
    <meta:editing-duration>PT9M24S</meta:editing-duration>
    <meta:user-defined meta:name="Info 1"/>
    <meta:user-defined meta:name="Info 2"/>
    <meta:user-defined meta:name="Info 3"/>
    <meta:user-defined meta:name="Info 4"/>
    <meta:document-statistic meta:table-count="0" meta:image-count="0" meta:object-count="0" meta:page-count="2" meta:paragraph-count="3" meta:word-count="982" meta:character-count="5204"/>
  </office:meta>
</office:document-meta>
</file>